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3838f" officeooo:paragraph-rsid="0013838f"/>
    </style:style>
    <style:style style:name="P2" style:family="paragraph" style:parent-style-name="Text_20_body">
      <style:text-properties officeooo:rsid="0013838f" officeooo:paragraph-rsid="0013838f"/>
    </style:style>
    <style:style style:name="P3" style:family="paragraph" style:parent-style-name="Text_20_body">
      <style:text-properties officeooo:paragraph-rsid="0013838f"/>
    </style:style>
    <style:style style:name="P4" style:family="paragraph" style:parent-style-name="Title">
      <style:text-properties officeooo:rsid="00140fab" officeooo:paragraph-rsid="00140fab"/>
    </style:style>
    <style:style style:name="P5" style:family="paragraph" style:parent-style-name="Table_20_Contents">
      <style:text-properties officeooo:rsid="00140fab" officeooo:paragraph-rsid="00140fab"/>
    </style:style>
    <style:style style:name="P6" style:family="paragraph" style:parent-style-name="Text_20_body">
      <style:text-properties officeooo:rsid="00140fab" officeooo:paragraph-rsid="00140fab"/>
    </style:style>
    <style:style style:name="P7" style:family="paragraph" style:parent-style-name="Text_20_body">
      <style:text-properties fo:font-weight="normal" officeooo:rsid="00140fab" officeooo:paragraph-rsid="00140fab" style:font-weight-asian="normal" style:font-weight-complex="normal"/>
    </style:style>
    <style:style style:name="P8" style:family="paragraph" style:parent-style-name="Text_20_body">
      <style:text-properties fo:font-weight="bold" officeooo:rsid="00140fab" officeooo:paragraph-rsid="00140fab" style:font-weight-asian="bold" style:font-weight-complex="bold"/>
    </style:style>
    <style:style style:name="P9" style:family="paragraph" style:parent-style-name="Text_20_body">
      <style:text-properties fo:font-weight="bold" officeooo:rsid="0015fda0" officeooo:paragraph-rsid="0015fda0" style:font-weight-asian="bold" style:font-weight-complex="bold"/>
    </style:style>
    <style:style style:name="P10" style:family="paragraph" style:parent-style-name="Heading_20_1">
      <style:paragraph-properties fo:break-before="page"/>
      <style:text-properties officeooo:rsid="0013838f" officeooo:paragraph-rsid="0013838f"/>
    </style:style>
    <style:style style:name="P11" style:family="paragraph" style:parent-style-name="Heading_20_1">
      <style:paragraph-properties fo:break-before="page"/>
    </style:style>
    <style:style style:name="P12" style:family="paragraph" style:parent-style-name="Heading_20_2">
      <style:text-properties officeooo:rsid="00140fab" officeooo:paragraph-rsid="00140fab"/>
    </style:style>
    <style:style style:name="P13" style:family="paragraph" style:parent-style-name="Heading_20_3">
      <style:paragraph-properties fo:break-before="page"/>
    </style:style>
    <style:style style:name="P14" style:family="paragraph" style:parent-style-name="Text_20_body" style:list-style-name="L1">
      <style:text-properties officeooo:rsid="00140fab" officeooo:paragraph-rsid="00140fab"/>
    </style:style>
    <style:style style:name="P15" style:family="paragraph" style:parent-style-name="Text_20_body" style:list-style-name="L2">
      <style:text-properties officeooo:rsid="00140fab" officeooo:paragraph-rsid="00140fab"/>
    </style:style>
    <style:style style:name="P16" style:family="paragraph" style:parent-style-name="Text_20_body" style:list-style-name="L3">
      <style:text-properties officeooo:rsid="00140fab" officeooo:paragraph-rsid="00140fab"/>
    </style:style>
    <style:style style:name="P17" style:family="paragraph" style:parent-style-name="Text_20_body" style:list-style-name="L3">
      <style:text-properties officeooo:rsid="0015fda0" officeooo:paragraph-rsid="0015fda0"/>
    </style:style>
    <style:style style:name="P18" style:family="paragraph" style:parent-style-name="Text_20_body">
      <style:text-properties officeooo:rsid="0017c4c3" officeooo:paragraph-rsid="0017c4c3"/>
    </style:style>
    <style:style style:name="P19" style:family="paragraph" style:parent-style-name="Text_20_body" style:list-style-name="L4">
      <style:text-properties officeooo:rsid="0017c4c3" officeooo:paragraph-rsid="0017c4c3"/>
    </style:style>
    <style:style style:name="P20" style:family="paragraph" style:parent-style-name="Text_20_body" style:list-style-name="L3">
      <style:text-properties officeooo:rsid="0017c4c3" officeooo:paragraph-rsid="0017c4c3"/>
    </style:style>
    <style:style style:name="P21" style:family="paragraph" style:parent-style-name="Text_20_body" style:list-style-name="L5">
      <style:text-properties officeooo:rsid="0017c4c3" officeooo:paragraph-rsid="0017c4c3"/>
    </style:style>
    <style:style style:name="P22" style:family="paragraph" style:parent-style-name="Text_20_body" style:list-style-name="L6">
      <style:text-properties officeooo:rsid="0017c4c3" officeooo:paragraph-rsid="0017c4c3"/>
    </style:style>
    <style:style style:name="P23" style:family="paragraph" style:parent-style-name="Text_20_body">
      <style:text-properties fo:font-weight="bold" officeooo:rsid="0015fda0" officeooo:paragraph-rsid="0015fda0" style:font-weight-asian="bold" style:font-weight-complex="bold"/>
    </style:style>
    <style:style style:name="P24" style:family="paragraph" style:parent-style-name="Text_20_body">
      <style:text-properties fo:font-weight="bold" officeooo:rsid="0017c4c3" officeooo:paragraph-rsid="0017c4c3" style:font-weight-asian="bold" style:font-weight-complex="bold"/>
    </style:style>
    <style:style style:name="P25" style:family="paragraph" style:parent-style-name="Text_20_body" style:list-style-name="L6">
      <style:text-properties officeooo:rsid="001a0788" officeooo:paragraph-rsid="001a0788"/>
    </style:style>
    <style:style style:name="P26" style:family="paragraph" style:parent-style-name="Text_20_body" style:list-style-name="L6">
      <style:text-properties officeooo:rsid="001b7dd8" officeooo:paragraph-rsid="001b7dd8"/>
    </style:style>
    <style:style style:name="P27" style:family="paragraph" style:parent-style-name="Text_20_body">
      <style:text-properties officeooo:rsid="001b7dd8" officeooo:paragraph-rsid="001b7dd8"/>
    </style:style>
    <style:style style:name="T1" style:family="text">
      <style:text-properties fo:font-weight="normal" style:font-weight-asian="normal" style:font-weight-complex="normal"/>
    </style:style>
    <style:style style:name="T2" style:family="text">
      <style:text-properties fo:font-weight="normal" officeooo:rsid="00161b7d" style:font-weight-asian="normal" style:font-weight-complex="normal"/>
    </style:style>
    <style:style style:name="T3" style:family="text">
      <style:text-properties officeooo:rsid="0017c4c3"/>
    </style:style>
    <style:style style:name="T4" style:family="text">
      <style:text-properties fo:font-weight="bold" style:font-weight-asian="bold" style:font-weight-complex="bold"/>
    </style:style>
    <style:style style:name="T5" style:family="text">
      <style:text-properties officeooo:rsid="001b7dd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venda fácil</text:p>
      <text:p text:style-name="P2"/>
      <text:h text:style-name="P10" text:outline-level="1">Versão do Projeto</text:h>
      <table:table table:name="Tabela1" table:style-name="Tabela1">
        <table:table-column table:style-name="Tabela1.A" table:number-columns-repeated="3"/>
        <table:table-row>
          <table:table-cell table:style-name="Tabela1.A1" office:value-type="string">
            <text:p text:style-name="P1">Data</text:p>
          </table:table-cell>
          <table:table-cell table:style-name="Tabela1.A1" office:value-type="string">
            <text:p text:style-name="P1">Autor</text:p>
          </table:table-cell>
          <table:table-cell table:style-name="Tabela1.C1" office:value-type="string">
            <text:p text:style-name="P1">Versão</text:p>
          </table:table-cell>
        </table:table-row>
        <table:table-row>
          <table:table-cell table:style-name="Tabela1.A2" office:value-type="string">
            <text:p text:style-name="P5">14/06/23</text:p>
          </table:table-cell>
          <table:table-cell table:style-name="Tabela1.A2" office:value-type="string">
            <text:p text:style-name="P5">Anderson Fonseca</text:p>
          </table:table-cell>
          <table:table-cell table:style-name="Tabela1.C2" office:value-type="string">
            <text:p text:style-name="P5">0.1</text:p>
          </table:table-cell>
        </table:table-row>
      </table:table>
      <text:p text:style-name="P3"/>
      <text:p text:style-name="P3"/>
      <text:h text:style-name="P10" text:outline-level="1">Índice</text:h>
      <text:p text:style-name="P3"/>
      <text:h text:style-name="P11" text:outline-level="1">1 Visão Geral</text:h>
      <text:p text:style-name="P6">Revenda Fácil é um sistema que serve como auxílio às revendedoras de produtos de revistas na gestão, controle de estoque e oferta de produtos para clientes, ofertando os produtos possibilitando a venda de produtos que já possui em estoque e a compra de produtos das campanhas das empresas da qual a revendedora é filiada.</text:p>
      <text:h text:style-name="Heading_20_2" text:outline-level="2">1.1 Introdução</text:h>
      <text:p text:style-name="P6">As revendedoras de produtos de revistas de empresas como Avon, Natura, Jequiti, etc, muitas vezes compram produtos a mais do que é pedido pelas clientes para obterem um lucro maior na revenda e muitas vezes tem a dificuldade de gerenciar estes produtos e calcular a sua margem de lucro.</text:p>
      <text:p text:style-name="P6">Para a solução através da tecnologia o sistema Revenda Fácil vem ajudar nessa questão para o controle de estoque desses produtos e gerenciamento financeiro dos mesmos para que as revendedoras possam ter um controle do quanto vão ganhar de seus produtos, prazo de validade, aplicação de desconto obtendo uma margem de lucro e uma visão dos produtos mais vendidos.</text:p>
      <text:h text:style-name="Heading_20_2" text:outline-level="2">1.2 O Sistema</text:h>
      <text:p text:style-name="P6">O sistema deve possibilitar a gravação dos dados do estoque de forma persistente, que seja acessado pelas revendedoras e que o controle de estoque e preço dos produtos possam ser gerenciados tanto que a revendedora possa saber se um produto requisitado pelos seus clientes está ou não em estoque, caso não esteja que possa solicitar na empresa que oferece o produto, que possa aplicar descontos em seus produtos caso queira e que o desconto possa ser possibilitado tanto no produto em si como no pedido como um todo.</text:p>
      <text:p text:style-name="P6">Também deve haver no sistema um marketplace ou vitrine para que as clientes possam selecionar produtos e a revendedora possa saber quais os produtos possui e quais deve solicitar para a empresa fabricante.</text:p>
      <text:h text:style-name="Heading_20_3" text:outline-level="3">1.2.1 Plataformas de atuação</text:h>
      <text:p text:style-name="P6">As plataformas de atuação são:</text:p>
      <text:list text:style-name="L1">
        <text:list-item>
          <text:p text:style-name="P14">Navegador Web</text:p>
        </text:list-item>
        <text:list-item>
          <text:p text:style-name="P14">Mobile</text:p>
        </text:list-item>
      </text:list>
      <text:h text:style-name="P12" text:outline-level="2">1.3 publico alvo</text:h>
      <text:p text:style-name="P6">Revendedoras de produtos de revistas de qualquer tipo e compradores interessados nesses produtos.</text:p>
      <text:h text:style-name="Heading_20_2" text:outline-level="2">1.4 Observações</text:h>
      <text:list text:style-name="L2">
        <text:list-item>
          <text:p text:style-name="P15">Tecnologias a serem usadas serão de responsabilidade do time de desenvolvimento</text:p>
        </text:list-item>
        <text:list-item>
          <text:p text:style-name="P15">Como serão ofertados nas plataformas será responsabilidade do time de desenvolvimento, mas deve haver alguma solicitação para essas plataformas</text:p>
        </text:list-item>
        <text:list-item>
          <text:p text:style-name="P15"><text:soft-page-break/>A priorização das partes do projeto serão obrigação dos times envolvidos no desenvolvimento</text:p>
        </text:list-item>
      </text:list>
      <text:h text:style-name="Heading_20_2" text:outline-level="2">2 Funcionalidades</text:h>
      <text:h text:style-name="Heading_20_3" text:outline-level="3">2.1 Estoque de produtos</text:h>
      <text:p text:style-name="P6">Para o estoque de produtos é necessário que esses possam ser persistidos e que contenham alguns dados que serão de suma importância para seu controle:</text:p>
      <text:list xml:id="list3299979848" text:style-name="L3">
        <text:list-item>
          <text:p text:style-name="P16">Nome do produto</text:p>
        </text:list-item>
        <text:list-item>
          <text:p text:style-name="P20">Código de registro</text:p>
        </text:list-item>
        <text:list-item>
          <text:p text:style-name="P17">Código do produto <text:span text:style-name="T3">na fabricante</text:span></text:p>
        </text:list-item>
        <text:list-item>
          <text:p text:style-name="P16">Categoria</text:p>
        </text:list-item>
        <text:list-item>
          <text:p text:style-name="P16">Nome do fabricante</text:p>
        </text:list-item>
        <text:list-item>
          <text:p text:style-name="P16">Campanha da oferta</text:p>
        </text:list-item>
        <text:list-item>
          <text:p text:style-name="P16">Data de validade</text:p>
        </text:list-item>
        <text:list-item>
          <text:p text:style-name="P16">Preço de custo para o revendedor</text:p>
        </text:list-item>
        <text:list-item>
          <text:p text:style-name="P16">Preço para venda</text:p>
        </text:list-item>
        <text:list-item>
          <text:p text:style-name="P16">Desconto</text:p>
        </text:list-item>
        <text:list-item>
          <text:p text:style-name="P16">Margem de lucro</text:p>
        </text:list-item>
        <text:list-item>
          <text:p text:style-name="P16">Imagem do produto</text:p>
        </text:list-item>
        <text:list-item>
          <text:p text:style-name="P16">Quantidade em estoque</text:p>
        </text:list-item>
        <text:list-item>
          <text:p text:style-name="P16">Ativo na campanha atual?</text:p>
        </text:list-item>
      </text:list>
      <text:p text:style-name="P7">Descrição da função de cada campo:</text:p>
      <text:p text:style-name="P8">Nome do produto:<text:span text:style-name="T1"> Nome pelo qual o produto é descrito pelo fabricante e o mesmo é exibido na revista de demonstração.</text:span></text:p>
      <text:p text:style-name="P9">Código do produto <text:span text:style-name="T3">na fabricante</text:span><text:span text:style-name="T1">: este código do produto vai ser o código que está nas revistas ou informativos dos produtos da marca que o oferece.</text:span></text:p>
      <text:p text:style-name="P24">Código de registro<text:span text:style-name="T1">: assim que um produto é registrado ele recebe um valor dentro do banco de dados da revendedora, caso o código do produto mude este registro permanece o mesmo.</text:span></text:p>
      <text:p text:style-name="P9">Categoria<text:span text:style-name="T1">: Em forma de tag ou marcação produtos podem ser agrupados.</text:span></text:p>
      <text:p text:style-name="P9">Nome do fabricante<text:span text:style-name="T1">: No da empresa que fabricou o produto.</text:span></text:p>
      <text:p text:style-name="P9">Campanha da oferta<text:span text:style-name="T1">: Todas as empresas que oferecem seus produtos elas os lançam em campanhas este campo informa em qual campanha determinado produto foi adquirido.</text:span></text:p>
      <text:p text:style-name="P9">Data de validade<text:span text:style-name="T1">: data de validade na qual o produto vai vencer.</text:span></text:p>
      <text:p text:style-name="P9"><text:soft-page-break/>Preço de custo para o revendedor<text:span text:style-name="T1">: Esse preço de custo é o valor que o produto custou para o revendedor, este valor não é o valor do preço de revenda.</text:span></text:p>
      <text:p text:style-name="P9">Preço de venda: <text:span text:style-name="T1">Preço sugerido de venda e o qual o cliente acaba visualizando nos informativos das campanhas ativas.</text:span></text:p>
      <text:p text:style-name="P9">Desconto<text:span text:style-name="T1">: Valor de desconto que pode ser aplicado pela revendedora em relação ao produto diminuindo o valor de acordo com o valor de revenda.</text:span></text:p>
      <text:p text:style-name="P9">Margem de lucro<text:span text:style-name="T1">: valor em porcentagem o monetário que vai exibir o quanto a pessoa vai ganhar ou perder de acordo com o valor de custo e o de revenda após manipular o valor final para o cliente depois de aplicar o desconto.</text:span></text:p>
      <text:p text:style-name="P9">Imagem do produto:<text:span text:style-name="T1"> para melhor identificar o produto que está trabalhando terá a imagem do mesmo para um identificação visual.</text:span></text:p>
      <text:p text:style-name="P9">Quantidade em estoque<text:span text:style-name="T1">: quantidade de produtos que a revendedora tem em seu estoque, produtos que possui para pronta entrega sem necessitar fazer o pedido para a fabricante.</text:span></text:p>
      <text:p text:style-name="P9">Ativo na campanha atual?<text:span text:style-name="T1">: Modo de tornar visual se o produto </text:span><text:span text:style-name="T2">não</text:span><text:span text:style-name="T1"> foi ofertado na campanha atual ou se ele não vai estar mais em campanhas posteriores à sua aquisição.</text:span></text:p>
      <text:h text:style-name="Heading_20_4" text:outline-level="4">2.1.1 Cadastro de produtos</text:h>
      <text:p text:style-name="P18">Para o cadastro deve ser possível inserir todas as informações pertinentes ao mesmo. Será considerado informações obrigatórias no momento do cadastro:</text:p>
      <text:list text:style-name="L4">
        <text:list-item>
          <text:p text:style-name="P19">Código do produto</text:p>
        </text:list-item>
        <text:list-item>
          <text:p text:style-name="P19">Nome do produto</text:p>
        </text:list-item>
        <text:list-item>
          <text:p text:style-name="P19">fabricante</text:p>
        </text:list-item>
        <text:list-item>
          <text:p text:style-name="P19">Data de validade</text:p>
        </text:list-item>
        <text:list-item>
          <text:p text:style-name="P19">Preço de custo para o revendedor</text:p>
        </text:list-item>
        <text:list-item>
          <text:p text:style-name="P19">Preço de revenda</text:p>
        </text:list-item>
        <text:list-item>
          <text:p text:style-name="P19">Quantidade em estoque (pode aceitar valores igual ou maior que zero<text:span text:style-name="T5">)</text:span>.</text:p>
        </text:list-item>
      </text:list>
      <text:h text:style-name="Heading_20_4" text:outline-level="4">2.1.2 Edição de produto cadastrado</text:h>
      <text:p text:style-name="P18">Para um produto cadastrado deve dar a alternativa de alteração de valor do seus campos, caso um mesmo produto possa trocar de código na sua fabricante, verificar de dar um registro único na base de dados da aplicação, assim evita de cadastrar um mesmo produto, mas com código da fabricante diferente.</text:p>
      <text:h text:style-name="Heading_20_4" text:outline-level="4">2.1.3 Exclusão de produto cadastrado</text:h>
      <text:p text:style-name="P18">Caso um produto não seja mais comercializado por uma fabricante, então a revendedora pode excluir ele da sua base. O registro das compras feitas desse produto devem permanecer.</text:p>
      <text:p text:style-name="P18"/>
      <text:h text:style-name="P13" text:outline-level="3">2.2 Cadastro de <text:span text:style-name="T3">clientes</text:span></text:h>
      <text:p text:style-name="P18">Neste cadastro vamos ter informações dos clientes como seus contatos, histórico de pedidos.</text:p>
      <text:p text:style-name="P18">Na parte de contatos deve ter os campos:</text:p>
      <text:list text:style-name="L5">
        <text:list-item>
          <text:p text:style-name="P21">Nome</text:p>
        </text:list-item>
        <text:list-item>
          <text:p text:style-name="P21">telefone(Whatsapp ou outra rede)</text:p>
        </text:list-item>
        <text:list-item>
          <text:p text:style-name="P21">e-mail</text:p>
        </text:list-item>
        <text:list-item>
          <text:p text:style-name="P21">Sexo</text:p>
        </text:list-item>
      </text:list>
      <text:p text:style-name="P18">Na parte do histórico de pedidos deve ter os seguintes campos:</text:p>
      <text:list xml:id="list4078511922" text:style-name="L6">
        <text:list-item>
          <text:p text:style-name="P22">Data do pedido</text:p>
        </text:list-item>
        <text:list-item>
          <text:p text:style-name="P22">Lista de pedidos</text:p>
          <text:list>
            <text:list-item>
              <text:p text:style-name="P26">Código do produto</text:p>
            </text:list-item>
            <text:list-item>
              <text:p text:style-name="P26">Fabricante</text:p>
            </text:list-item>
            <text:list-item>
              <text:p text:style-name="P25">Pedido</text:p>
            </text:list-item>
            <text:list-item>
              <text:p text:style-name="P25">quantidade do item</text:p>
            </text:list-item>
            <text:list-item>
              <text:p text:style-name="P25">total de itens</text:p>
            </text:list-item>
          </text:list>
        </text:list-item>
        <text:list-item>
          <text:p text:style-name="P22">Campanha do pedido</text:p>
        </text:list-item>
        <text:list-item>
          <text:p text:style-name="P22">Registro do pedido</text:p>
        </text:list-item>
        <text:list-item>
          <text:p text:style-name="P22">Valor do pedido</text:p>
        </text:list-item>
        <text:list-item>
          <text:p text:style-name="P22">Valor do desconto</text:p>
        </text:list-item>
        <text:list-item>
          <text:p text:style-name="P22">Lista de produtos mais comprados</text:p>
        </text:list-item>
      </text:list>
      <text:p text:style-name="P18"/>
      <text:p text:style-name="P27"><text:span text:style-name="T4">Nome</text:span>: nome completo do cliente da revendedora</text:p>
      <text:p text:style-name="P27"><text:span text:style-name="T4">Telefone</text:span>: um telefone para contato, nos dias atuais será dado preferência para o mesmo número do Whastapp.</text:p>
      <text:p text:style-name="P27"><text:span text:style-name="T4">E-mail</text:span>: Endereço de e-mail para contato</text:p>
      <text:p text:style-name="P27"><text:span text:style-name="T4">Sexo</text:span>: aqui vai ser selecionado entre 3 opções: Masculino, Feminino e outro.</text:p>
      <text:p text:style-name="P27"><text:span text:style-name="T4">Histórico de pedidos</text:span>: O histórico de pedidos é uma listagem dos pedidos já efetuados pelo cliente, é uma organização do que já foi feito, será para exibição. Organizar os produtos comprados pelo cliente por pedido.</text:p>
      <text:p text:style-name="P27"><text:span text:style-name="T4">Lista de produtos mais comprados</text:span>: Para auxiliar no momento de oferta para clientes, colocar um campo aonde vai listar os produtos mais comprados por determinado cliente.</text:p>
      <text:p text:style-name="P27"/>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6:49:19.009992394</meta:creation-date>
    <dc:date>2023-06-25T18:36:10.138287277</dc:date>
    <meta:editing-duration>PT17H10M9S</meta:editing-duration>
    <meta:editing-cycles>9</meta:editing-cycles>
    <meta:generator>LibreOffice/7.5.4.2$Linux_X86_64 LibreOffice_project/f5df176c80caea84288e6d2ddbbc413e4968a422</meta:generator>
    <meta:document-statistic meta:table-count="1" meta:image-count="0" meta:object-count="0" meta:page-count="7" meta:paragraph-count="98" meta:word-count="1153" meta:character-count="6738" meta:non-whitespace-character-count="5725"/>
  </office:meta>
</office:document-meta>
</file>